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f91e5" officeooo:paragraph-rsid="0003d7d5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0f91e5" officeooo:paragraph-rsid="0003d7d5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fo:font-weight="bold" officeooo:rsid="000b58b0" officeooo:paragraph-rsid="0003d7d5" style:font-size-asian="10pt" style:font-weight-asian="bold" style:font-size-complex="10pt" style:font-weight-complex="bold"/>
    </style:style>
    <style:style style:name="P4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bold" officeooo:rsid="000b58b0" officeooo:paragraph-rsid="0003d7d5" style:font-size-asian="10pt" style:font-weight-asian="bold" style:font-size-complex="10pt" style:font-weight-complex="bold"/>
    </style:style>
    <style:style style:name="P5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3d7d5" officeooo:paragraph-rsid="0003d7d5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urier New" fo:font-size="10pt" fo:font-weight="bold" officeooo:paragraph-rsid="0003ee82" style:font-size-asian="10pt" style:font-weight-asian="bold" style:font-size-complex="10pt" style:font-weight-complex="bold"/>
    </style:style>
    <style:style style:name="P7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3d7d5" officeooo:paragraph-rsid="0005b77b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5b77b" officeooo:paragraph-rsid="0005b77b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bold" officeooo:rsid="001e31c8" officeooo:paragraph-rsid="0005b77b" style:font-size-asian="10pt" style:font-weight-asian="bold" style:font-size-complex="10pt" style:font-weight-complex="bold"/>
    </style:style>
    <style:style style:name="P10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3d7d5" officeooo:paragraph-rsid="0005fbc4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3d7d5" officeooo:paragraph-rsid="00068116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68116" officeooo:paragraph-rsid="00068116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bold" officeooo:rsid="001e31c8" officeooo:paragraph-rsid="0005fbc4" style:font-size-asian="10pt" style:font-weight-asian="bold" style:font-size-complex="10pt" style:font-weight-complex="bold"/>
    </style:style>
    <style:style style:name="P14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5b77b" officeooo:paragraph-rsid="0005fbc4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68116" officeooo:paragraph-rsid="00087ea8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3d7d5" officeooo:paragraph-rsid="00087ea8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style:text-underline-style="none" fo:font-weight="bold" officeooo:rsid="001f79c6" officeooo:paragraph-rsid="00060eaf" style:font-size-asian="10pt" style:font-weight-asian="bold" style:font-size-complex="10pt" style:font-weight-complex="bold"/>
    </style:style>
    <style:style style:name="P18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3d7d5" officeooo:paragraph-rsid="00060eaf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05b77b" officeooo:paragraph-rsid="00060eaf" style:font-size-asian="10pt" style:font-weight-asian="normal" style:font-size-complex="10pt" style:font-weight-complex="normal"/>
    </style:style>
    <style:style style:name="T1" style:family="text">
      <style:text-properties officeooo:rsid="000b58b0"/>
    </style:style>
    <style:style style:name="T2" style:family="text">
      <style:text-properties officeooo:rsid="0003d7d5"/>
    </style:style>
    <style:style style:name="T3" style:family="text">
      <style:text-properties officeooo:rsid="001299dc" style:font-size-asian="10pt"/>
    </style:style>
    <style:style style:name="T4" style:family="text">
      <style:text-properties officeooo:rsid="001d55da" style:font-size-asian="8.75pt"/>
    </style:style>
    <style:style style:name="T5" style:family="text">
      <style:text-properties fo:font-variant="normal" fo:text-transform="none" fo:color="#1d2125" loext:opacity="100%" fo:letter-spacing="normal" fo:font-style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type="double" style:text-underline-width="auto" style:text-underline-color="font-color"/>
    </style:style>
    <style:style style:name="T8" style:family="text">
      <style:text-properties style:text-underline-style="solid" style:text-underline-type="double" style:text-underline-width="auto" style:text-underline-color="font-color" officeooo:rsid="0003ee82"/>
    </style:style>
    <style:style style:name="T9" style:family="text">
      <style:text-properties officeooo:rsid="0003ee82"/>
    </style:style>
    <style:style style:name="T10" style:family="text">
      <style:text-properties officeooo:rsid="001d55da"/>
    </style:style>
    <style:style style:name="T11" style:family="text">
      <style:text-properties fo:font-variant="normal" fo:text-transform="none" fo:color="#1d2125" loext:opacity="100%" fo:letter-spacing="normal" fo:font-style="normal" officeooo:rsid="001d55da"/>
    </style:style>
    <style:style style:name="T12" style:family="text">
      <style:text-properties fo:font-variant="normal" fo:text-transform="none" fo:color="#1d2125" loext:opacity="100%" fo:letter-spacing="normal" fo:font-style="normal" officeooo:rsid="000bd40a"/>
    </style:style>
    <style:style style:name="T13" style:family="text">
      <style:text-properties style:text-underline-style="none"/>
    </style:style>
    <style:style style:name="T14" style:family="text">
      <style:text-properties officeooo:rsid="0005fbc4"/>
    </style:style>
    <style:style style:name="T15" style:family="text">
      <style:text-properties officeooo:rsid="000bc9bd"/>
    </style:style>
    <style:style style:name="T16" style:family="text">
      <style:text-properties style:text-underline-style="dotted" style:text-underline-width="auto" style:text-underline-color="font-color" officeooo:rsid="0005fbc4"/>
    </style:style>
    <style:style style:name="T17" style:family="text">
      <style:text-properties style:text-underline-style="none" officeooo:rsid="0005fbc4"/>
    </style:style>
    <style:style style:name="T18" style:family="text">
      <style:text-properties style:text-underline-style="dotted" style:text-underline-width="auto" style:text-underline-color="font-color"/>
    </style:style>
    <style:style style:name="T19" style:family="text">
      <style:text-properties officeooo:rsid="000627ae"/>
    </style:style>
    <style:style style:name="T20" style:family="text">
      <style:text-properties officeooo:rsid="00068116"/>
    </style:style>
    <style:style style:name="T21" style:family="text">
      <style:text-properties officeooo:rsid="0008f59a"/>
    </style:style>
    <style:style style:name="T22" style:family="text">
      <style:text-properties officeooo:rsid="00060e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1</text:span><text:span text:style-name="T2">1</text:span></text:p>
      <text:p text:style-name="P1">Tema 4: <text:span text:style-name="T3"><text:s/>Transformación al Modelo Relacional</text:span></text:p>
      <text:p text:style-name="P2">Daniel Pino Gómez</text:p>
      <text:p text:style-name="P3">Curso 25/26</text:p>
      <text:p text:style-name="P3"/>
      <text:p text:style-name="P3"><text:span text:style-name="T4">1. </text:span><text:span text:style-name="T5">Regla de transformación de entidades y atributos</text:span></text:p>
      <text:p text:style-name="P4"/>
      <text:p text:style-name="P5">Embarcación(<text:span text:style-name="T6">#id</text:span>, nombre, <text:span text:style-name="T7">matricula</text:span>, dimension, tipo)<text:line-break/>Socio(<text:span text:style-name="T6">#id</text:span>, <text:span text:style-name="T7">nif</text:span>, telefono, direccion, nombre, f_ingreso)<text:line-break/>Amarre(<text:span text:style-name="T6">#id</text:span>, agua, <text:span text:style-name="T8">N_amarres</text:span><text:span text:style-name="T9">, </text:span>luz, servicios)<text:line-break/>Zona(<text:span text:style-name="T6">#id</text:span>, <text:span text:style-name="T7">letra</text:span>, ancho, tipo_barco, profundidad, n_barcos)<text:line-break/>Empleado(<text:span text:style-name="T6">#id</text:span>, <text:span text:style-name="T7">nif</text:span>, telefono, direccion, nombre, especialidad) </text:p>
      <text:p text:style-name="P5"/>
      <text:p text:style-name="P6"><text:span text:style-name="T10">2. </text:span> <text:span text:style-name="T11">Regla de transformación de relaciones </text:span><text:span text:style-name="T12">M:N</text:span></text:p>
      <text:p text:style-name="P6"/>
      <text:p text:style-name="P7">Embarcación(<text:span text:style-name="T6">#id</text:span>, nombre, <text:span text:style-name="T7">matricula</text:span>, dimension, tipo)<text:line-break/>Socio(<text:span text:style-name="T6">#id</text:span>, <text:span text:style-name="T7">nif</text:span>, telefono, direccion, nombre, f_ingreso)<text:line-break/>Amarre(<text:span text:style-name="T6">#id</text:span>, agua, <text:span text:style-name="T8">N_amarres</text:span><text:span text:style-name="T9">, </text:span>luz, servicios)<text:line-break/>Zona(<text:span text:style-name="T6">#id</text:span>, letra, ancho, tipo_barco, profundidad, n_barcos)<text:line-break/>Empleado(<text:span text:style-name="T6">#id</text:span>, <text:span text:style-name="T7">nif</text:span>, telefono, direccion, nombre, especialidad)</text:p>
      <text:p text:style-name="P7"/>
      <text:p text:style-name="P8">Zona_asignada_empleado(<text:span text:style-name="T6">#zona_id</text:span><text:span text:style-name="T13">, </text:span><text:span text:style-name="T6">#empleado_id</text:span><text:span text:style-name="T13">, n_barcos</text:span>)</text:p>
      <text:p text:style-name="P8"><text:tab/>zona_id → Zona(not null, <text:span text:style-name="T14">B</text:span>:R, <text:span text:style-name="T14">M</text:span>:R)</text:p>
      <text:p text:style-name="P8"><text:tab/>empleado_id → Empleado(not null, <text:span text:style-name="T14">B</text:span>:R, <text:span text:style-name="T14">M</text:span>:R)</text:p>
      <text:p text:style-name="P8"/>
      <text:p text:style-name="P9">3. <text:s/>Regla de transformación de relaciones <text:span text:style-name="T15">1</text:span>:N</text:p>
      <text:p text:style-name="P10"><text:line-break/>Socio(<text:span text:style-name="T6">#id</text:span>, <text:span text:style-name="T7">nif</text:span>, telefono, direccion, nombre, f_ingreso)<text:line-break/>Zona(<text:span text:style-name="T6">#id</text:span>, letra, ancho, tipo_barco, profundidad, n_barcos<text:span text:style-name="T14">)</text:span></text:p>
      <text:p text:style-name="P10">Empleado(<text:span text:style-name="T6">#id</text:span>, <text:span text:style-name="T7">nif</text:span>, telefono, direccion, nombre, especialidad)</text:p>
      <text:p text:style-name="P7"/>
      <text:p text:style-name="P8">Zona_asignada_empleado(<text:span text:style-name="T6">#zona_id</text:span><text:span text:style-name="T13">, </text:span><text:span text:style-name="T6">#empleado_id</text:span><text:span text:style-name="T13">, n_barcos</text:span>)</text:p>
      <text:p text:style-name="P8"><text:tab/>zona_id → Zona(not null, <text:span text:style-name="T14">B</text:span>:R, <text:span text:style-name="T14">M</text:span>:R)</text:p>
      <text:p text:style-name="P8"><text:tab/>empleado_id → Empleado(not null, <text:span text:style-name="T14">B</text:span>:R, <text:span text:style-name="T14">M</text:span>:R)</text:p>
      <text:p text:style-name="P8"/>
      <text:p text:style-name="P10">Amarre(<text:span text:style-name="T6">#id</text:span>, agua, <text:span text:style-name="T8">N_amarres</text:span><text:span text:style-name="T9">, </text:span>luz, servicios, <text:span text:style-name="T16">zona_id</text:span><text:span text:style-name="T17">, </text:span><text:span text:style-name="T16">socio_id</text:span>)</text:p>
      <text:p text:style-name="P11"><text:tab/><text:span text:style-name="T14">zona_id → (not null, B:R, M:R)</text:span></text:p>
      <text:p text:style-name="P10"/>
      <text:p text:style-name="P10">Embarcación(<text:span text:style-name="T6">#id</text:span>, nombre, <text:span text:style-name="T7">matricula</text:span>, dimension, tipo, <text:span text:style-name="T16">socio_id</text:span>)</text:p>
      <text:p text:style-name="P10"><text:tab/><text:span text:style-name="T14">socio_id → (not null, B:R, M:R)</text:span></text:p>
      <text:p text:style-name="P10"/>
      <text:p text:style-name="P12">Amarre_socio(<text:span text:style-name="T6">#amarre_id</text:span><text:span text:style-name="T13">, fecha_compra, </text:span><text:span text:style-name="T18">socio_id</text:span>)</text:p>
      <text:p text:style-name="P11"><text:tab/><text:span text:style-name="T14">socio_id → (</text:span><text:span text:style-name="T19">not </text:span><text:span text:style-name="T14">null, B:R, M:R)</text:span></text:p>
      <text:p text:style-name="P11"><text:tab/><text:span text:style-name="T20">amarre_id → (not null, B:</text:span><text:span text:style-name="T21">C</text:span><text:span text:style-name="T20">, M:C)</text:span></text:p>
      <text:p text:style-name="P11"><text:tab/></text:p>
      <text:p text:style-name="P10"/>
      <text:p text:style-name="P13"><text:span text:style-name="T14">4</text:span>. <text:s/>Regla de transformación de relaciones <text:span text:style-name="T15">1</text:span>:<text:span text:style-name="T14">1</text:span></text:p>
      <text:p text:style-name="P10"/>
      <text:p text:style-name="P10">Socio(<text:span text:style-name="T6">#id</text:span>, <text:span text:style-name="T7">nif</text:span>, telefono, direccion, nombre, f_ingreso)<text:line-break/>Zona(<text:span text:style-name="T6">#id</text:span>, letra, ancho, tipo_barco, profundidad, n_barcos<text:span text:style-name="T14">)</text:span></text:p>
      <text:p text:style-name="P10">Empleado(<text:span text:style-name="T6">#id</text:span>, <text:span text:style-name="T7">nif</text:span>, telefono, direccion, nombre, especialidad)</text:p>
      <text:p text:style-name="P10"/>
      <text:p text:style-name="P14">Zona_asignada_empleado(<text:span text:style-name="T6">#zona_id</text:span><text:span text:style-name="T13">, </text:span><text:span text:style-name="T6">#empleado_id</text:span><text:span text:style-name="T13">, n_barcos</text:span>)</text:p>
      <text:p text:style-name="P14"><text:tab/>zona_id → Zona(not null, <text:span text:style-name="T14">B</text:span>:R, <text:span text:style-name="T14">M</text:span>:R)</text:p>
      <text:p text:style-name="P14"><text:tab/>empleado_id → Empleado(not null, <text:span text:style-name="T14">B</text:span>:R, <text:span text:style-name="T14">M</text:span>:R)</text:p>
      <text:p text:style-name="P14"/>
      <text:p text:style-name="P10">Amarre(<text:span text:style-name="T6">#id</text:span>, agua, <text:span text:style-name="T8">N_amarres</text:span><text:span text:style-name="T9">, </text:span>luz, servicios, <text:span text:style-name="T16">zona_id</text:span><text:span text:style-name="T17">, </text:span><text:span text:style-name="T16">socio_id</text:span>)</text:p>
      <text:p text:style-name="P10"><text:tab/><text:span text:style-name="T14">zona_id → </text:span><text:span text:style-name="T19">Zona</text:span><text:span text:style-name="T14">(not null, B:R, M:R)</text:span></text:p>
      <text:p text:style-name="P10"><text:tab/><text:span text:style-name="T14">socio_id → </text:span><text:span text:style-name="T19">Socio</text:span><text:span text:style-name="T14">(</text:span><text:span text:style-name="T19">not </text:span><text:span text:style-name="T14">null, B:R, M:R)</text:span></text:p>
      <text:p text:style-name="P10"/>
      <text:p text:style-name="P15">Amarre_socio(<text:span text:style-name="T6">#amarre_id</text:span><text:span text:style-name="T13">, fecha_compra, </text:span><text:span text:style-name="T18">socio_id</text:span>)</text:p>
      <text:p text:style-name="P16"><text:tab/><text:span text:style-name="T14">socio_id → (</text:span><text:span text:style-name="T19">not </text:span><text:span text:style-name="T14">null, B:R, M:R)</text:span></text:p>
      <text:p text:style-name="P16"><text:tab/><text:span text:style-name="T20">amarre_id → (not null, B:</text:span><text:span text:style-name="T21">C</text:span><text:span text:style-name="T20">, M:C)</text:span></text:p>
      <text:p text:style-name="P10"><text:soft-page-break/>Embarcación(<text:span text:style-name="T6">#id</text:span>, nombre, <text:span text:style-name="T7">matricula</text:span>, dimension, tipo, <text:span text:style-name="T16">socio_id</text:span><text:span text:style-name="T17">, </text:span><text:span text:style-name="T16">amarre_id</text:span><text:span text:style-name="T17">, fecha1, fecha2</text:span>)</text:p>
      <text:p text:style-name="P10"><text:tab/><text:span text:style-name="T14">socio_id → </text:span><text:span text:style-name="T19">Socio</text:span><text:span text:style-name="T14">(not null, B:R, M:R)</text:span></text:p>
      <text:p text:style-name="P10"><text:tab/><text:span text:style-name="T14">amarre_id → </text:span><text:span text:style-name="T19">Amarre</text:span><text:span text:style-name="T14">(not null, B:R, M:R)</text:span></text:p>
      <text:p text:style-name="P10"/>
      <text:p text:style-name="P10"/>
      <text:p text:style-name="P10"/>
      <text:p text:style-name="P10"/>
      <text:p text:style-name="P17"><text:span text:style-name="T22">5</text:span>. <text:s/>Modelo Relacional definitivo</text:p>
      <text:p text:style-name="P17"/>
      <text:p text:style-name="P18">Socio(<text:span text:style-name="T6">#id</text:span>, <text:span text:style-name="T7">nif</text:span>, telefono, direccion, nombre, f_ingreso)<text:line-break/>Zona(<text:span text:style-name="T6">#id</text:span>, letra, ancho, tipo_barco, profundidad, n_barcos<text:span text:style-name="T14">)</text:span></text:p>
      <text:p text:style-name="P18">Empleado(<text:span text:style-name="T6">#id</text:span>, <text:span text:style-name="T7">nif</text:span>, telefono, direccion, nombre, especialidad)</text:p>
      <text:p text:style-name="P18"/>
      <text:p text:style-name="P19">Zona_asignada_empleado(<text:span text:style-name="T6">#zona_id</text:span><text:span text:style-name="T13">, </text:span><text:span text:style-name="T6">#empleado_id</text:span><text:span text:style-name="T13">, n_barcos</text:span>)</text:p>
      <text:p text:style-name="P19"><text:tab/>zona_id → Zona(not null, <text:span text:style-name="T14">B</text:span>:R, <text:span text:style-name="T14">M</text:span>:R)</text:p>
      <text:p text:style-name="P19"><text:tab/>empleado_id → Empleado(not null, <text:span text:style-name="T14">B</text:span>:R, <text:span text:style-name="T14">M</text:span>:R)</text:p>
      <text:p text:style-name="P19"/>
      <text:p text:style-name="P18">Amarre(<text:span text:style-name="T6">#id</text:span>, agua, <text:span text:style-name="T8">N_amarres</text:span><text:span text:style-name="T9">, </text:span>luz, servicios, <text:span text:style-name="T16">zona_id</text:span><text:span text:style-name="T17">, </text:span><text:span text:style-name="T16">socio_id</text:span>)</text:p>
      <text:p text:style-name="P18"><text:tab/><text:span text:style-name="T14">zona_id → </text:span><text:span text:style-name="T19">Zona</text:span><text:span text:style-name="T14">(not null, B:R, M:R)</text:span></text:p>
      <text:p text:style-name="P18"><text:tab/><text:span text:style-name="T14">socio_id → </text:span><text:span text:style-name="T19">Socio</text:span><text:span text:style-name="T14">(not null, B:R, M:R)</text:span></text:p>
      <text:p text:style-name="P15"/>
      <text:p text:style-name="P15">Amarre_socio(<text:span text:style-name="T6">#amarre_id</text:span><text:span text:style-name="T13">, fecha_compra, </text:span><text:span text:style-name="T18">socio_id</text:span>)</text:p>
      <text:p text:style-name="P16"><text:tab/><text:span text:style-name="T14">socio_id → (</text:span><text:span text:style-name="T19">not </text:span><text:span text:style-name="T14">null, B:R, M:R)</text:span></text:p>
      <text:p text:style-name="P16"><text:tab/><text:span text:style-name="T20">amarre_id → (not null, B:</text:span><text:span text:style-name="T21">C</text:span><text:span text:style-name="T20">, M:C)</text:span></text:p>
      <text:p text:style-name="P18"/>
      <text:p text:style-name="P18">Embarcación(<text:span text:style-name="T6">#id</text:span>, nombre, <text:span text:style-name="T7">matricula</text:span>, dimension, tipo, <text:span text:style-name="T16">socio_id</text:span><text:span text:style-name="T17">, </text:span><text:span text:style-name="T16">amarre_id</text:span><text:span text:style-name="T17">, fecha1, fecha2</text:span>)</text:p>
      <text:p text:style-name="P18"><text:tab/><text:span text:style-name="T14">socio_id → </text:span><text:span text:style-name="T19">Socio</text:span><text:span text:style-name="T14">(not null, B:R, M:R)</text:span></text:p>
      <text:p text:style-name="P18"><text:tab/><text:span text:style-name="T14">amarre_id → </text:span><text:span text:style-name="T19">Amarre</text:span><text:span text:style-name="T14">(not null, B:R, M:R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6:41:34.683330700</meta:creation-date>
    <dc:date>2025-11-26T09:50:21.865121300</dc:date>
    <meta:editing-duration>PT16M47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55" meta:word-count="366" meta:character-count="3043" meta:non-whitespace-character-count="2699"/>
  </office:meta>
</office:document-meta>
</file>